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gradient" draw:fill-gradient-name="DegRoug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gradient" draw:fill-gradient-name="DegOrang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standard">
      <style:graphic-properties svg:stroke-width="0.1cm" svg:stroke-color="#000000" draw:marker-start-width="0.35cm" draw:marker-end-width="0.35cm" draw:fill="gradient" draw:fill-gradient-name="DegViolet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aecf00" draw:marker-start-width="0.35cm" draw:marker-end-width="0.35cm" draw:fill="gradient" draw:fill-gradient-name="DegBleu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aecf00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aecf00" draw:marker-start-width="0.35cm" draw:marker-end="Arrow_20_concave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svg:stroke-width="0.1cm" draw:marker-start-width="0.35cm" draw:marker-end="Circle" draw:marker-end-width="0.2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7cm" svg:height="7.162cm" svg:x="5cm" svg:y="1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6.062cm" svg:x="5.2cm" svg:y="1.43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0.962cm" svg:x="5.1cm" svg:y="7.438cm">
          <draw:text-box>
            <text:p><text:span text:style-name="T1">Die</text:span></text:p>
          </draw:text-box>
        </draw:frame>
        <draw:g>
          <draw:custom-shape draw:style-name="gr4" draw:text-style-name="P1" draw:layer="layout" svg:width="2.5cm" svg:height="2.3cm" svg:x="5.5cm" svg:y="1.73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5.5cm" svg:y1="2.238cm" svg:x2="8cm" svg:y2="2.238cm">
            <text:p/>
          </draw:line>
          <draw:line draw:style-name="gr5" draw:text-style-name="P1" draw:layer="layout" svg:x1="5.55cm" svg:y1="2.888cm" svg:x2="8.05cm" svg:y2="2.888cm">
            <text:p/>
          </draw:line>
          <draw:line draw:style-name="gr5" draw:text-style-name="P1" draw:layer="layout" svg:x1="5.5cm" svg:y1="3.438cm" svg:x2="8cm" svg:y2="3.438cm">
            <text:p/>
          </draw:line>
        </draw:g>
        <draw:g>
          <draw:custom-shape draw:style-name="gr4" draw:text-style-name="P1" draw:layer="layout" svg:width="2.5cm" svg:height="2.3cm" svg:x="8.3cm" svg:y="1.73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8.3cm" svg:y1="2.238cm" svg:x2="10.8cm" svg:y2="2.238cm">
            <text:p/>
          </draw:line>
          <draw:line draw:style-name="gr5" draw:text-style-name="P1" draw:layer="layout" svg:x1="8.35cm" svg:y1="2.888cm" svg:x2="10.85cm" svg:y2="2.888cm">
            <text:p/>
          </draw:line>
          <draw:line draw:style-name="gr5" draw:text-style-name="P1" draw:layer="layout" svg:x1="8.3cm" svg:y1="3.438cm" svg:x2="10.8cm" svg:y2="3.438cm">
            <text:p/>
          </draw:line>
        </draw:g>
        <draw:g>
          <draw:custom-shape draw:style-name="gr4" draw:text-style-name="P1" draw:layer="layout" svg:width="2.5cm" svg:height="2.3cm" svg:x="8.3cm" svg:y="4.33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8.3cm" svg:y1="4.838cm" svg:x2="10.8cm" svg:y2="4.838cm">
            <text:p/>
          </draw:line>
          <draw:line draw:style-name="gr5" draw:text-style-name="P1" draw:layer="layout" svg:x1="8.35cm" svg:y1="5.488cm" svg:x2="10.85cm" svg:y2="5.488cm">
            <text:p/>
          </draw:line>
          <draw:line draw:style-name="gr5" draw:text-style-name="P1" draw:layer="layout" svg:x1="8.3cm" svg:y1="6.038cm" svg:x2="10.8cm" svg:y2="6.038cm">
            <text:p/>
          </draw:line>
        </draw:g>
        <draw:g>
          <draw:custom-shape draw:style-name="gr4" draw:text-style-name="P1" draw:layer="layout" svg:width="2.5cm" svg:height="2.3cm" svg:x="5.5cm" svg:y="4.33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5.5cm" svg:y1="4.838cm" svg:x2="8cm" svg:y2="4.838cm">
            <text:p/>
          </draw:line>
          <draw:line draw:style-name="gr5" draw:text-style-name="P1" draw:layer="layout" svg:x1="5.55cm" svg:y1="5.488cm" svg:x2="8.05cm" svg:y2="5.488cm">
            <text:p/>
          </draw:line>
          <draw:line draw:style-name="gr5" draw:text-style-name="P1" draw:layer="layout" svg:x1="5.5cm" svg:y1="6.038cm" svg:x2="8cm" svg:y2="6.038cm">
            <text:p/>
          </draw:line>
        </draw:g>
        <draw:frame draw:style-name="gr3" draw:text-style-name="P2" draw:layer="layout" svg:width="2.6cm" svg:height="0.962cm" svg:x="5.5cm" svg:y="6.576cm">
          <draw:text-box>
            <text:p><text:span text:style-name="T1">Plane</text:span></text:p>
          </draw:text-box>
        </draw:frame>
        <draw:custom-shape draw:style-name="gr2" draw:text-style-name="P1" draw:layer="layout" svg:width="6cm" svg:height="6.062cm" svg:x="11.5cm" svg:y="1.4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2.5cm" svg:height="2.3cm" svg:x="11.8cm" svg:y="1.7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1.8cm" svg:y1="2.2cm" svg:x2="14.3cm" svg:y2="2.2cm">
            <text:p/>
          </draw:line>
          <draw:line draw:style-name="gr5" draw:text-style-name="P1" draw:layer="layout" svg:x1="11.85cm" svg:y1="2.85cm" svg:x2="14.35cm" svg:y2="2.85cm">
            <text:p/>
          </draw:line>
          <draw:line draw:style-name="gr5" draw:text-style-name="P1" draw:layer="layout" svg:x1="11.8cm" svg:y1="3.4cm" svg:x2="14.3cm" svg:y2="3.4cm">
            <text:p/>
          </draw:line>
        </draw:g>
        <draw:g>
          <draw:custom-shape draw:style-name="gr4" draw:text-style-name="P1" draw:layer="layout" svg:width="2.5cm" svg:height="2.3cm" svg:x="14.6cm" svg:y="1.7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4.6cm" svg:y1="2.2cm" svg:x2="17.1cm" svg:y2="2.2cm">
            <text:p/>
          </draw:line>
          <draw:line draw:style-name="gr5" draw:text-style-name="P1" draw:layer="layout" svg:x1="14.65cm" svg:y1="2.85cm" svg:x2="17.15cm" svg:y2="2.85cm">
            <text:p/>
          </draw:line>
          <draw:line draw:style-name="gr5" draw:text-style-name="P1" draw:layer="layout" svg:x1="14.6cm" svg:y1="3.4cm" svg:x2="17.1cm" svg:y2="3.4cm">
            <text:p/>
          </draw:line>
        </draw:g>
        <draw:g>
          <draw:custom-shape draw:style-name="gr4" draw:text-style-name="P1" draw:layer="layout" svg:width="2.5cm" svg:height="2.3cm" svg:x="14.6cm" svg:y="4.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4.6cm" svg:y1="4.8cm" svg:x2="17.1cm" svg:y2="4.8cm">
            <text:p/>
          </draw:line>
          <draw:line draw:style-name="gr5" draw:text-style-name="P1" draw:layer="layout" svg:x1="14.65cm" svg:y1="5.45cm" svg:x2="17.15cm" svg:y2="5.45cm">
            <text:p/>
          </draw:line>
          <draw:line draw:style-name="gr5" draw:text-style-name="P1" draw:layer="layout" svg:x1="14.6cm" svg:y1="6cm" svg:x2="17.1cm" svg:y2="6cm">
            <text:p/>
          </draw:line>
        </draw:g>
        <draw:g>
          <draw:custom-shape draw:style-name="gr4" draw:text-style-name="P1" draw:layer="layout" svg:width="2.5cm" svg:height="2.3cm" svg:x="11.8cm" svg:y="4.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1.8cm" svg:y1="4.8cm" svg:x2="14.3cm" svg:y2="4.8cm">
            <text:p/>
          </draw:line>
          <draw:line draw:style-name="gr5" draw:text-style-name="P1" draw:layer="layout" svg:x1="11.85cm" svg:y1="5.45cm" svg:x2="14.35cm" svg:y2="5.45cm">
            <text:p/>
          </draw:line>
          <draw:line draw:style-name="gr5" draw:text-style-name="P1" draw:layer="layout" svg:x1="11.8cm" svg:y1="6cm" svg:x2="14.3cm" svg:y2="6cm">
            <text:p/>
          </draw:line>
        </draw:g>
        <draw:frame draw:style-name="gr3" draw:text-style-name="P2" draw:layer="layout" svg:width="2.6cm" svg:height="0.962cm" svg:x="11.8cm" svg:y="6.538cm">
          <draw:text-box>
            <text:p><text:span text:style-name="T1">Plane</text:span></text:p>
          </draw:text-box>
        </draw:frame>
        <draw:custom-shape draw:style-name="gr6" draw:text-style-name="P3" draw:layer="layout" svg:width="2.5cm" svg:height="0.6cm" svg:x="11.8cm" svg:y="5.4cm">
          <text:p text:style-name="P1"><text:span text:style-name="T2">sourc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0.6cm" svg:x="14.6cm" svg:y="2.8cm">
          <text:p text:style-name="P1"><text:span text:style-name="T2">targe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3cm" svg:height="0.8cm" svg:x="13.2cm" svg:y="3.8cm">
          <text:p text:style-name="P1"><text:span text:style-name="T3">Copy Back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9cm" svg:y1="5.3cm" svg:x2="13.9cm" svg:y2="4.6cm">
          <text:p/>
        </draw:line>
        <draw:line draw:style-name="gr9" draw:text-style-name="P1" draw:layer="layout" svg:x1="15cm" svg:y1="3.8cm" svg:x2="15cm" svg:y2="3cm">
          <text:p/>
        </draw:line>
        <draw:frame draw:style-name="gr10" draw:text-style-name="P2" draw:layer="layout" svg:width="2.229cm" svg:height="0.962cm" svg:x="2.5cm" svg:y="1.9cm">
          <draw:text-box>
            <text:p><text:span text:style-name="T1">Block</text:span></text:p>
          </draw:text-box>
        </draw:frame>
        <draw:frame draw:style-name="gr10" draw:text-style-name="P2" draw:layer="layout" svg:width="2.018cm" svg:height="0.962cm" svg:x="2.471cm" svg:y="2.7cm">
          <draw:text-box>
            <text:p><text:span text:style-name="T1">Page</text:span></text:p>
          </draw:text-box>
        </draw:frame>
        <draw:line draw:style-name="gr5" draw:text-style-name="P1" draw:layer="layout" svg:x1="4.6cm" svg:y1="2.5cm" svg:x2="5.5cm" svg:y2="2.5cm">
          <text:p/>
        </draw:line>
        <draw:line draw:style-name="gr11" draw:text-style-name="P1" draw:layer="layout" svg:x1="4.4cm" svg:y1="3.2cm" svg:x2="6cm" svg:y2="3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egBleu" draw:style="linear" draw:start-color="#83caff" draw:end-color="#ffffff" draw:start-intensity="100%" draw:end-intensity="100%" draw:angle="0" draw:border="0%"/>
    <draw:gradient draw:name="DegOrange" draw:style="linear" draw:start-color="#ff950e" draw:end-color="#ffffff" draw:start-intensity="100%" draw:end-intensity="100%" draw:angle="0" draw:border="0%"/>
    <draw:gradient draw:name="DegRouge" draw:style="linear" draw:start-color="#c5000b" draw:end-color="#ffffff" draw:start-intensity="100%" draw:end-intensity="100%" draw:angle="0" draw:border="0%"/>
    <draw:gradient draw:name="DegViolet" draw:style="linear" draw:start-color="#9999ff" draw:end-color="#ffffff" draw:start-intensity="100%" draw:end-intensity="100%" draw:angle="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rre Olivier</meta:initial-creator>
    <meta:creation-date>2013-06-19T14:08:44</meta:creation-date>
    <meta:generator>LibreOffice/3.5$Linux_X86_64 LibreOffice_project/350m1$Build-2</meta:generator>
    <dc:date>2013-06-19T15:09:12</dc:date>
    <dc:creator>Pierre Olivier</dc:creator>
    <meta:editing-duration>PT12M53S</meta:editing-duration>
    <meta:editing-cycles>5</meta:editing-cycles>
    <meta:document-statistic meta:object-count="55"/>
  </office:meta>
</office:document-meta>
</file>